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9354in"/>
    </style:style>
    <style:style style:name="co7" style:family="table-column">
      <style:table-column-properties fo:break-before="auto" style:column-width="1.4909in"/>
    </style:style>
    <style:style style:name="co8" style:family="table-column">
      <style:table-column-properties fo:break-before="auto" style:column-width="1.1646in"/>
    </style:style>
    <style:style style:name="co9" style:family="table-column">
      <style:table-column-properties fo:break-before="auto" style:column-width="1.27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fo:font-size="10pt" fo:font-weight="normal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start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/>
    </style:style>
    <style:style style:name="ce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fo:font-size="10pt" fo:font-weight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0pt" fo:font-weight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fo:font-size="10pt" fo:font-weight="normal"/>
    </style:style>
    <style:style style:name="ce12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/>
      <style:text-properties fo:font-size="10pt" fo:font-weight="normal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0pt" fo:font-weight="normal"/>
    </style:style>
    <style:style style:name="ce18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fo:color="#800000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/>
      <style:text-properties fo:color="#8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21" style:family="table-cell" style:parent-style-name="Default">
      <style:table-cell-properties fo:wrap-option="wrap"/>
      <style:text-properties fo:font-size="12pt" fo:font-weight="bold"/>
    </style:style>
    <style:style style:name="ce22" style:family="table-cell" style:parent-style-name="Default">
      <style:table-cell-properties fo:background-color="#ffff00" fo:wrap-option="wrap"/>
      <style:text-properties fo:font-size="10pt" fo:font-weight="normal"/>
    </style:style>
    <style:style style:name="ce23" style:family="table-cell" style:parent-style-name="Default">
      <style:table-cell-properties fo:background-color="#ffff00" fo:wrap-option="wrap"/>
    </style:style>
    <style:style style:name="ce24" style:family="table-cell" style:parent-style-name="Default">
      <style:table-cell-properties fo:background-color="#ffffff" fo:wrap-option="wrap" fo:border="0.06pt solid #000000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 style:data-style-name="N104">
      <style:table-cell-properties fo:wrap-option="wrap"/>
      <style:text-properties fo:font-size="12pt" fo:font-weight="bold"/>
    </style:style>
    <style:style style:name="ce27" style:family="table-cell" style:parent-style-name="Default" style:data-style-name="N104">
      <style:table-cell-properties fo:background-color="#ffff00" fo:wrap-option="wrap"/>
      <style:text-properties fo:font-size="10pt" fo:font-weight="normal"/>
    </style:style>
    <style:style style:name="ce28" style:family="table-cell" style:parent-style-name="Default" style:data-style-name="N104">
      <style:table-cell-properties fo:background-color="#ffff00" fo:wrap-option="wrap"/>
    </style:style>
    <style:style style:name="ce29" style:family="table-cell" style:parent-style-name="Default" style:data-style-name="N104">
      <style:table-cell-properties fo:background-color="#ffffff" fo:wrap-option="wrap" fo:border="0.06pt solid #000000"/>
    </style:style>
    <style:style style:name="ce30" style:family="table-cell" style:parent-style-name="Default" style:data-style-name="N104">
      <style:table-cell-properties fo:wrap-option="wrap"/>
    </style:style>
    <style:style style:name="ce31" style:family="table-cell" style:parent-style-name="Default" style:data-style-name="N104">
      <style:table-cell-properties fo:background-color="#ffff00" fo:wrap-option="wrap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2" table:default-cell-style-name="ce14"/>
        <table:table-column table:style-name="co3" table:number-columns-repeated="2" table:default-cell-style-name="ce14"/>
        <table:table-column table:style-name="co4" table:visibility="collapse" table:default-cell-style-name="ce14"/>
        <table:table-column table:style-name="co5" table:visibility="collapse" table:number-columns-repeated="2" table:default-cell-style-name="ce14"/>
        <table:table-column table:style-name="co6" table:visibility="collapse" table:number-columns-repeated="2" table:default-cell-style-name="ce14"/>
        <table:table-column table:style-name="co3" table:number-columns-repeated="2" table:default-cell-style-name="ce14"/>
        <table:table-column table:style-name="co3" table:default-cell-style-name="ce25"/>
        <table:table-column table:style-name="co7" table:default-cell-style-name="ce25"/>
        <table:table-column table:style-name="co8" table:default-cell-style-name="ce30"/>
        <table:table-column table:style-name="co7" table:default-cell-style-name="ce30"/>
        <table:table-column table:style-name="co9" table:default-cell-style-name="ce14"/>
        <table:table-column table:style-name="co1" table:default-cell-style-name="ce25"/>
        <table:table-column table:style-name="co10" table:number-columns-repeated="1006" table:default-cell-style-name="ce25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10" office:value-type="string" calcext:value-type="string">
            <text:p>Number required per board</text:p>
          </table:table-cell>
          <table:table-cell table:style-name="ce10" office:value-type="string" calcext:value-type="string">
            <text:p>Number of pads or holes</text:p>
          </table:table-cell>
          <table:table-cell table:style-name="ce10" office:value-type="string" calcext:value-type="string">
            <text:p>TH,SMT or HW</text:p>
          </table:table-cell>
          <table:table-cell table:style-name="ce10" office:value-type="string" calcext:value-type="string">
            <text:p>SMT</text:p>
          </table:table-cell>
          <table:table-cell table:style-name="ce10" office:value-type="string" calcext:value-type="string">
            <text:p>SMT total pads</text:p>
          </table:table-cell>
          <table:table-cell table:style-name="ce10" office:value-type="string" calcext:value-type="string">
            <text:p>TH</text:p>
          </table:table-cell>
          <table:table-cell table:style-name="ce10" office:value-type="string" calcext:value-type="string">
            <text:p>Total TH Holes</text:p>
          </table:table-cell>
          <table:table-cell table:style-name="ce10" office:value-type="string" calcext:value-type="string">
            <text:p>HW</text:p>
          </table:table-cell>
          <table:table-cell table:style-name="ce10" office:value-type="string" calcext:value-type="string">
            <text:p>Schematic</text:p>
          </table:table-cell>
          <table:table-cell table:style-name="ce10" office:value-type="string" calcext:value-type="string">
            <text:p>Reference Designator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recommended source</text:p>
          </table:table-cell>
          <table:table-cell table:style-name="ce26" office:value-type="string" calcext:value-type="string">
            <text:p>unit price</text:p>
          </table:table-cell>
          <table:table-cell table:style-name="ce26" office:value-type="string" calcext:value-type="string">
            <text:p>Quantity price/per unit</text:p>
          </table:table-cell>
          <table:table-cell table:style-name="ce10" office:value-type="string" calcext:value-type="string">
            <text:p>Quantity for that price</text:p>
          </table:table-cell>
          <table:table-cell table:style-name="ce21" office:value-type="string" calcext:value-type="string">
            <text:p>Comments</text:p>
          </table:table-cell>
          <table:table-cell table:style-name="ce21" office:value-type="string" calcext:value-type="string">
            <text:p>Cost for one board</text:p>
          </table:table-cell>
          <table:table-cell table:style-name="ce21" office:value-type="string" calcext:value-type="string">
            <text:p>Cost for 250 boards</text:p>
          </table:table-cell>
          <table:table-cell table:style-name="ce21" table:number-columns-repeated="1004"/>
        </table:table-row>
        <table:table-row table:style-name="ro2">
          <table:table-cell table:style-name="ce2" office:value-type="string" calcext:value-type="string">
            <text:p>ATXMEGA128A3U-AUR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SMT</text:p>
          </table:table-cell>
          <table:table-cell table:style-name="ce11" table:formula="of:=IF([.$E2]=[.F$1];[.$C2];0)" office:value-type="float" office:value="1" calcext:value-type="float">
            <text:p>1</text:p>
          </table:table-cell>
          <table:table-cell table:style-name="ce11" table:formula="of:=[.$D2]*[.$F2]" office:value-type="float" office:value="64" calcext:value-type="float">
            <text:p>64</text:p>
          </table:table-cell>
          <table:table-cell table:style-name="ce11" table:formula="of:=IF([.$E2]=[.H$1];[.$C2];0)" office:value-type="float" office:value="0" calcext:value-type="float">
            <text:p>0</text:p>
          </table:table-cell>
          <table:table-cell table:style-name="ce11" table:formula="of:=[.$D2]*[.$H2]" office:value-type="float" office:value="0" calcext:value-type="float">
            <text:p>0</text:p>
          </table:table-cell>
          <table:table-cell table:style-name="ce11" table:formula="of:=IF([.$E2]=[.J$1];[.$C2];0)" office:value-type="float" office:value="0" calcext:value-type="float">
            <text:p>0</text:p>
          </table:table-cell>
          <table:table-cell table:style-name="ce11" office:value-type="string" calcext:value-type="string">
            <text:p>microprocessor.sch</text:p>
          </table:table-cell>
          <table:table-cell table:style-name="ce11" office:value-type="string" calcext:value-type="string">
            <text:p>U1</text:p>
          </table:table-cell>
          <table:table-cell table:style-name="ce22" office:value-type="string" calcext:value-type="string">
            <text:p>microprocessor</text:p>
          </table:table-cell>
          <table:table-cell table:style-name="ce22" office:value-type="string" calcext:value-type="string">
            <text:p>digikey.com</text:p>
          </table:table-cell>
          <table:table-cell table:style-name="ce27" office:value-type="currency" office:currency="USD" office:value="5.57" calcext:value-type="currency">
            <text:p>$5.57</text:p>
          </table:table-cell>
          <table:table-cell table:style-name="ce27" office:value-type="currency" office:currency="USD" office:value="3.67964" calcext:value-type="currency">
            <text:p>$3.68</text:p>
          </table:table-cell>
          <table:table-cell table:style-name="ce11" office:value-type="float" office:value="250" calcext:value-type="float">
            <text:p>250</text:p>
          </table:table-cell>
          <table:table-cell table:style-name="ce22"/>
          <table:table-cell table:style-name="ce28" table:formula="of:=[.C2]*[.O2]" office:value-type="currency" office:currency="USD" office:value="5.57" calcext:value-type="currency">
            <text:p>$5.57</text:p>
          </table:table-cell>
          <table:table-cell table:style-name="ce28" table:formula="of:=[.C2]*[.P2]" office:value-type="currency" office:currency="USD" office:value="3.67964" calcext:value-type="currency">
            <text:p>$3.68</text:p>
          </table:table-cell>
          <table:table-cell table:style-name="ce22" table:number-columns-repeated="1004"/>
        </table:table-row>
        <table:table-row table:style-name="ro3">
          <table:table-cell table:style-name="ce3" office:value-type="string" calcext:value-type="string">
            <text:p>MAX14850AEE+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3]=[.F$1];[.$C3];0)" office:value-type="float" office:value="1" calcext:value-type="float">
            <text:p>1</text:p>
          </table:table-cell>
          <table:table-cell table:style-name="ce11" table:formula="of:=[.$D3]*[.$F3]" office:value-type="float" office:value="16" calcext:value-type="float">
            <text:p>16</text:p>
          </table:table-cell>
          <table:table-cell table:style-name="ce11" table:formula="of:=IF([.$E3]=[.H$1];[.$C3];0)" office:value-type="float" office:value="0" calcext:value-type="float">
            <text:p>0</text:p>
          </table:table-cell>
          <table:table-cell table:style-name="ce11" table:formula="of:=[.$D3]*[.$H3]" office:value-type="float" office:value="0" calcext:value-type="float">
            <text:p>0</text:p>
          </table:table-cell>
          <table:table-cell table:style-name="ce11" table:formula="of:=IF([.$E3]=[.J$1];[.$C3];0)" office:value-type="float" office:value="0" calcext:value-type="float">
            <text:p>0</text:p>
          </table:table-cell>
          <table:table-cell table:style-name="ce12" office:value-type="string" calcext:value-type="string">
            <text:p>isolation.sch</text:p>
          </table:table-cell>
          <table:table-cell table:style-name="ce18" office:value-type="string" calcext:value-type="string">
            <text:p>U2</text:p>
          </table:table-cell>
          <table:table-cell table:style-name="ce23" office:value-type="string" calcext:value-type="string">
            <text:p>6-CHANNEL DIGITAL ISOLATOR</text:p>
          </table:table-cell>
          <table:table-cell table:style-name="ce23" office:value-type="string" calcext:value-type="string">
            <text:p>maximintegrated.com for free samples, digikey.com for single</text:p>
          </table:table-cell>
          <table:table-cell table:style-name="ce28" office:value-type="currency" office:currency="USD" office:value="3.24" calcext:value-type="currency">
            <text:p>$3.24</text:p>
          </table:table-cell>
          <table:table-cell table:style-name="ce28" office:value-type="currency" office:currency="USD" office:value="1.52" calcext:value-type="currency">
            <text:p>$1.52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3]*[.O3]" office:value-type="currency" office:currency="USD" office:value="3.24" calcext:value-type="currency">
            <text:p>$3.24</text:p>
          </table:table-cell>
          <table:table-cell table:style-name="ce28" table:formula="of:=[.C3]*[.P3]" office:value-type="currency" office:currency="USD" office:value="1.52" calcext:value-type="currency">
            <text:p>$1.52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TLP293-4(GB-TP,E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4]=[.F$1];[.$C4];0)" office:value-type="float" office:value="5" calcext:value-type="float">
            <text:p>5</text:p>
          </table:table-cell>
          <table:table-cell table:style-name="ce11" table:formula="of:=[.$D4]*[.$F4]" office:value-type="float" office:value="80" calcext:value-type="float">
            <text:p>80</text:p>
          </table:table-cell>
          <table:table-cell table:style-name="ce11" table:formula="of:=IF([.$E4]=[.H$1];[.$C4];0)" office:value-type="float" office:value="0" calcext:value-type="float">
            <text:p>0</text:p>
          </table:table-cell>
          <table:table-cell table:style-name="ce11" table:formula="of:=[.$D4]*[.$H4]" office:value-type="float" office:value="0" calcext:value-type="float">
            <text:p>0</text:p>
          </table:table-cell>
          <table:table-cell table:style-name="ce11" table:formula="of:=IF([.$E4]=[.J$1];[.$C4];0)" office:value-type="float" office:value="0" calcext:value-type="float">
            <text:p>0</text:p>
          </table:table-cell>
          <table:table-cell table:style-name="ce12" office:value-type="string" calcext:value-type="string">
            <text:p>isolation.sch</text:p>
          </table:table-cell>
          <table:table-cell table:style-name="ce18" office:value-type="string" calcext:value-type="string">
            <text:p>U1,U3,U4,U5,U6</text:p>
          </table:table-cell>
          <table:table-cell table:style-name="ce23" office:value-type="string" calcext:value-type="string">
            <text:p>OPTOISOLATOR 3.75KV TRANS SO16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1.17" calcext:value-type="currency">
            <text:p>$1.17</text:p>
          </table:table-cell>
          <table:table-cell table:style-name="ce28" office:value-type="currency" office:currency="USD" office:value="0.416" calcext:value-type="currency">
            <text:p>$0.42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4]*[.O4]" office:value-type="currency" office:currency="USD" office:value="5.85" calcext:value-type="currency">
            <text:p>$5.85</text:p>
          </table:table-cell>
          <table:table-cell table:style-name="ce28" table:formula="of:=[.C4]*[.P4]" office:value-type="currency" office:currency="USD" office:value="2.08" calcext:value-type="currency">
            <text:p>$2.08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39-30-3036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5]=[.F$1];[.$C5];0)" office:value-type="float" office:value="0" calcext:value-type="float">
            <text:p>0</text:p>
          </table:table-cell>
          <table:table-cell table:style-name="ce11" table:formula="of:=[.$D5]*[.$F5]" office:value-type="float" office:value="0" calcext:value-type="float">
            <text:p>0</text:p>
          </table:table-cell>
          <table:table-cell table:style-name="ce11" table:formula="of:=IF([.$E5]=[.H$1];[.$C5];0)" office:value-type="float" office:value="1" calcext:value-type="float">
            <text:p>1</text:p>
          </table:table-cell>
          <table:table-cell table:style-name="ce11" table:formula="of:=[.$D5]*[.$H5]" office:value-type="float" office:value="4" calcext:value-type="float">
            <text:p>4</text:p>
          </table:table-cell>
          <table:table-cell table:style-name="ce11" table:formula="of:=IF([.$E5]=[.J$1];[.$C5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J1</text:p>
          </table:table-cell>
          <table:table-cell table:style-name="ce23" office:value-type="string" calcext:value-type="string">
            <text:p>AC Power inlet for AC/DC converter</text:p>
          </table:table-cell>
          <table:table-cell table:style-name="ce23" office:value-type="string" calcext:value-type="string">
            <text:p>mouser.com</text:p>
          </table:table-cell>
          <table:table-cell table:style-name="ce28" office:value-type="currency" office:currency="USD" office:value="1.06" calcext:value-type="currency">
            <text:p>$1.06</text:p>
          </table:table-cell>
          <table:table-cell table:style-name="ce28" office:value-type="currency" office:currency="USD" office:value="0.697" calcext:value-type="currency">
            <text:p>$0.70</text:p>
          </table:table-cell>
          <table:table-cell table:style-name="ce12" office:value-type="float" office:value="100" calcext:value-type="float">
            <text:p>100</text:p>
          </table:table-cell>
          <table:table-cell table:style-name="ce23" office:value-type="string" calcext:value-type="string">
            <text:p>Mates with 39-01-4031 available at mouser.com</text:p>
          </table:table-cell>
          <table:table-cell table:style-name="ce28" table:formula="of:=[.C5]*[.O5]" office:value-type="currency" office:currency="USD" office:value="1.06" calcext:value-type="currency">
            <text:p>$1.06</text:p>
          </table:table-cell>
          <table:table-cell table:style-name="ce28" table:formula="of:=[.C5]*[.P5]" office:value-type="currency" office:currency="USD" office:value="0.697" calcext:value-type="currency">
            <text:p>$0.70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IRM-10-5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6]=[.F$1];[.$C6];0)" office:value-type="float" office:value="0" calcext:value-type="float">
            <text:p>0</text:p>
          </table:table-cell>
          <table:table-cell table:style-name="ce11" table:formula="of:=[.$D6]*[.$F6]" office:value-type="float" office:value="0" calcext:value-type="float">
            <text:p>0</text:p>
          </table:table-cell>
          <table:table-cell table:style-name="ce11" table:formula="of:=IF([.$E6]=[.H$1];[.$C6];0)" office:value-type="float" office:value="1" calcext:value-type="float">
            <text:p>1</text:p>
          </table:table-cell>
          <table:table-cell table:style-name="ce11" table:formula="of:=[.$D6]*[.$H6]" office:value-type="float" office:value="4" calcext:value-type="float">
            <text:p>4</text:p>
          </table:table-cell>
          <table:table-cell table:style-name="ce11" table:formula="of:=IF([.$E6]=[.J$1];[.$C6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U100, U101</text:p>
          </table:table-cell>
          <table:table-cell table:style-name="ce23" office:value-type="string" calcext:value-type="string">
            <text:p>Mean Well AC to 5VDC/2A converter</text:p>
          </table:table-cell>
          <table:table-cell table:style-name="ce23" office:value-type="string" calcext:value-type="string">
            <text:p>Future Electronics</text:p>
          </table:table-cell>
          <table:table-cell table:style-name="ce28" office:value-type="currency" office:currency="USD" office:value="6.53" calcext:value-type="currency">
            <text:p>$6.53</text:p>
          </table:table-cell>
          <table:table-cell table:style-name="ce28" office:value-type="currency" office:currency="USD" office:value="6.05" calcext:value-type="currency">
            <text:p>$6.05</text:p>
          </table:table-cell>
          <table:table-cell table:style-name="ce12" office:value-type="float" office:value="75" calcext:value-type="float">
            <text:p>75</text:p>
          </table:table-cell>
          <table:table-cell table:style-name="ce23"/>
          <table:table-cell table:style-name="ce28" table:formula="of:=[.C6]*[.O6]" office:value-type="currency" office:currency="USD" office:value="6.53" calcext:value-type="currency">
            <text:p>$6.53</text:p>
          </table:table-cell>
          <table:table-cell table:style-name="ce28" table:formula="of:=[.C6]*[.P6]" office:value-type="currency" office:currency="USD" office:value="6.05" calcext:value-type="currency">
            <text:p>$6.05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UCW1H221MNL1GS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7]=[.F$1];[.$C7];0)" office:value-type="float" office:value="1" calcext:value-type="float">
            <text:p>1</text:p>
          </table:table-cell>
          <table:table-cell table:style-name="ce11" table:formula="of:=[.$D7]*[.$F7]" office:value-type="float" office:value="2" calcext:value-type="float">
            <text:p>2</text:p>
          </table:table-cell>
          <table:table-cell table:style-name="ce11" table:formula="of:=IF([.$E7]=[.H$1];[.$C7];0)" office:value-type="float" office:value="0" calcext:value-type="float">
            <text:p>0</text:p>
          </table:table-cell>
          <table:table-cell table:style-name="ce11" table:formula="of:=[.$D7]*[.$H7]" office:value-type="float" office:value="0" calcext:value-type="float">
            <text:p>0</text:p>
          </table:table-cell>
          <table:table-cell table:style-name="ce11" table:formula="of:=IF([.$E7]=[.J$1];[.$C7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C1</text:p>
          </table:table-cell>
          <table:table-cell table:style-name="ce23" office:value-type="string" calcext:value-type="string">
            <text:p>Nichicon UCW1H221MNL1GS 220uF 50V aluminum surface mount cap.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79" calcext:value-type="currency">
            <text:p>$0.79</text:p>
          </table:table-cell>
          <table:table-cell table:style-name="ce28" office:value-type="currency" office:currency="USD" office:value="0.30512" calcext:value-type="currency">
            <text:p>$0.31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7]*[.O7]" office:value-type="currency" office:currency="USD" office:value="0.79" calcext:value-type="currency">
            <text:p>$0.79</text:p>
          </table:table-cell>
          <table:table-cell table:style-name="ce28" table:formula="of:=[.C7]*[.P7]" office:value-type="currency" office:currency="USD" office:value="0.30512" calcext:value-type="currency">
            <text:p>$0.31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UWP1A100MCL1GB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8]=[.F$1];[.$C8];0)" office:value-type="float" office:value="1" calcext:value-type="float">
            <text:p>1</text:p>
          </table:table-cell>
          <table:table-cell table:style-name="ce11" table:formula="of:=[.$D8]*[.$F8]" office:value-type="float" office:value="2" calcext:value-type="float">
            <text:p>2</text:p>
          </table:table-cell>
          <table:table-cell table:style-name="ce11" table:formula="of:=IF([.$E8]=[.H$1];[.$C8];0)" office:value-type="float" office:value="0" calcext:value-type="float">
            <text:p>0</text:p>
          </table:table-cell>
          <table:table-cell table:style-name="ce11" table:formula="of:=[.$D8]*[.$H8]" office:value-type="float" office:value="0" calcext:value-type="float">
            <text:p>0</text:p>
          </table:table-cell>
          <table:table-cell table:style-name="ce11" table:formula="of:=IF([.$E8]=[.J$1];[.$C8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C4</text:p>
          </table:table-cell>
          <table:table-cell table:style-name="ce23" office:value-type="string" calcext:value-type="string">
            <text:p>Nichicon UWP1A100MCL1GB 10uF 10V aluminum surface mount cap.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55" calcext:value-type="currency">
            <text:p>$0.55</text:p>
          </table:table-cell>
          <table:table-cell table:style-name="ce28" office:value-type="currency" office:currency="USD" office:value="0.194" calcext:value-type="currency">
            <text:p>$0.19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8]*[.O8]" office:value-type="currency" office:currency="USD" office:value="0.55" calcext:value-type="currency">
            <text:p>$0.55</text:p>
          </table:table-cell>
          <table:table-cell table:style-name="ce28" table:formula="of:=[.C8]*[.P8]" office:value-type="currency" office:currency="USD" office:value="0.194" calcext:value-type="currency">
            <text:p>$0.19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39-29-1027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9]=[.F$1];[.$C9];0)" office:value-type="float" office:value="0" calcext:value-type="float">
            <text:p>0</text:p>
          </table:table-cell>
          <table:table-cell table:style-name="ce11" table:formula="of:=[.$D9]*[.$F9]" office:value-type="float" office:value="0" calcext:value-type="float">
            <text:p>0</text:p>
          </table:table-cell>
          <table:table-cell table:style-name="ce11" table:formula="of:=IF([.$E9]=[.H$1];[.$C9];0)" office:value-type="float" office:value="1" calcext:value-type="float">
            <text:p>1</text:p>
          </table:table-cell>
          <table:table-cell table:style-name="ce11" table:formula="of:=[.$D9]*[.$H9]" office:value-type="float" office:value="4" calcext:value-type="float">
            <text:p>4</text:p>
          </table:table-cell>
          <table:table-cell table:style-name="ce11" table:formula="of:=IF([.$E9]=[.J$1];[.$C9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J2</text:p>
          </table:table-cell>
          <table:table-cell table:style-name="ce23" office:value-type="string" calcext:value-type="string">
            <text:p>Molex two-pin right angle male header</text:p>
          </table:table-cell>
          <table:table-cell table:style-name="ce23" office:value-type="string" calcext:value-type="string">
            <text:p>mouser.com</text:p>
          </table:table-cell>
          <table:table-cell table:style-name="ce28" office:value-type="currency" office:currency="USD" office:value="0.49" calcext:value-type="currency">
            <text:p>$0.49</text:p>
          </table:table-cell>
          <table:table-cell table:style-name="ce28" office:value-type="currency" office:currency="USD" office:value="0.457" calcext:value-type="currency">
            <text:p>$0.46</text:p>
          </table:table-cell>
          <table:table-cell table:style-name="ce12" office:value-type="float" office:value="100" calcext:value-type="float">
            <text:p>100</text:p>
          </table:table-cell>
          <table:table-cell table:style-name="ce23"/>
          <table:table-cell table:style-name="ce28" table:formula="of:=[.C9]*[.O9]" office:value-type="currency" office:currency="USD" office:value="0.49" calcext:value-type="currency">
            <text:p>$0.49</text:p>
          </table:table-cell>
          <table:table-cell table:style-name="ce28" table:formula="of:=[.C9]*[.P9]" office:value-type="currency" office:currency="USD" office:value="0.457" calcext:value-type="currency">
            <text:p>$0.46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ERJ-8BWFR075V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10]*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0]=[.F$1];[.$C10];0)" office:value-type="float" office:value="8" calcext:value-type="float">
            <text:p>8</text:p>
          </table:table-cell>
          <table:table-cell table:style-name="ce11" table:formula="of:=[.$D10]*[.$F10]" office:value-type="float" office:value="16" calcext:value-type="float">
            <text:p>16</text:p>
          </table:table-cell>
          <table:table-cell table:style-name="ce11" table:formula="of:=IF([.$E10]=[.H$1];[.$C10];0)" office:value-type="float" office:value="0" calcext:value-type="float">
            <text:p>0</text:p>
          </table:table-cell>
          <table:table-cell table:style-name="ce11" table:formula="of:=[.$D10]*[.$H10]" office:value-type="float" office:value="0" calcext:value-type="float">
            <text:p>0</text:p>
          </table:table-cell>
          <table:table-cell table:style-name="ce11" table:formula="of:=IF([.$E10]=[.J$1];[.$C10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8" office:value-type="string" calcext:value-type="string">
            <text:p>R4.R5</text:p>
          </table:table-cell>
          <table:table-cell table:style-name="ce23" office:value-type="string" calcext:value-type="string">
            <text:p>Panasonic RES SMD 0.075 OHM 1% 1W 1206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72" calcext:value-type="currency">
            <text:p>$0.72</text:p>
          </table:table-cell>
          <table:table-cell table:style-name="ce28" office:value-type="currency" office:currency="USD" office:value="0.29" calcext:value-type="currency">
            <text:p>$0.29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10]*[.O10]" office:value-type="currency" office:currency="USD" office:value="5.76" calcext:value-type="currency">
            <text:p>$5.76</text:p>
          </table:table-cell>
          <table:table-cell table:style-name="ce28" table:formula="of:=[.C10]*[.P10]" office:value-type="currency" office:currency="USD" office:value="2.32" calcext:value-type="currency">
            <text:p>$2.32</text:p>
          </table:table-cell>
          <table:table-cell table:style-name="ce23" table:number-columns-repeated="1004"/>
        </table:table-row>
        <table:table-row table:style-name="ro2">
          <table:table-cell table:style-name="ce4" office:value-type="string" calcext:value-type="string">
            <text:p>RC0402JR-0722RL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11]*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1]=[.F$1];[.$C11];0)" office:value-type="float" office:value="8" calcext:value-type="float">
            <text:p>8</text:p>
          </table:table-cell>
          <table:table-cell table:style-name="ce11" table:formula="of:=[.$D11]*[.$F11]" office:value-type="float" office:value="16" calcext:value-type="float">
            <text:p>16</text:p>
          </table:table-cell>
          <table:table-cell table:style-name="ce11" table:formula="of:=IF([.$E11]=[.H$1];[.$C11];0)" office:value-type="float" office:value="0" calcext:value-type="float">
            <text:p>0</text:p>
          </table:table-cell>
          <table:table-cell table:style-name="ce11" table:formula="of:=[.$D11]*[.$H11]" office:value-type="float" office:value="0" calcext:value-type="float">
            <text:p>0</text:p>
          </table:table-cell>
          <table:table-cell table:style-name="ce11" table:formula="of:=IF([.$E11]=[.J$1];[.$C11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8" office:value-type="string" calcext:value-type="string">
            <text:p>R2,R3</text:p>
          </table:table-cell>
          <table:table-cell table:style-name="ce23" office:value-type="string" calcext:value-type="string">
            <text:p>Yageo RC0402JR-0722RL 22 Ohm 0402 SMD resisto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29" calcext:value-type="currency">
            <text:p>$0.00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11]*[.O11]" office:value-type="currency" office:currency="USD" office:value="0.8" calcext:value-type="currency">
            <text:p>$0.80</text:p>
          </table:table-cell>
          <table:table-cell table:style-name="ce28" table:formula="of:=[.C11]*[.P11]" office:value-type="currency" office:currency="USD" office:value="0.0232" calcext:value-type="currency">
            <text:p>$0.02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GRM155R71H103KA88D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12]*2 + 1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2]=[.F$1];[.$C12];0)" office:value-type="float" office:value="9" calcext:value-type="float">
            <text:p>9</text:p>
          </table:table-cell>
          <table:table-cell table:style-name="ce11" table:formula="of:=[.$D12]*[.$F12]" office:value-type="float" office:value="18" calcext:value-type="float">
            <text:p>18</text:p>
          </table:table-cell>
          <table:table-cell table:style-name="ce11" table:formula="of:=IF([.$E12]=[.H$1];[.$C12];0)" office:value-type="float" office:value="0" calcext:value-type="float">
            <text:p>0</text:p>
          </table:table-cell>
          <table:table-cell table:style-name="ce11" table:formula="of:=[.$D12]*[.$H12]" office:value-type="float" office:value="0" calcext:value-type="float">
            <text:p>0</text:p>
          </table:table-cell>
          <table:table-cell table:style-name="ce11" table:formula="of:=IF([.$E12]=[.J$1];[.$C12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,isolation.sch</text:p>
          </table:table-cell>
          <table:table-cell table:style-name="ce18" office:value-type="string" calcext:value-type="string">
            <text:p>c15,c16: c1</text:p>
          </table:table-cell>
          <table:table-cell table:style-name="ce23" office:value-type="string" calcext:value-type="string">
            <text:p>Murata 10nF 0402 ceramic capacito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3" calcext:value-type="currency">
            <text:p>$0.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12]*[.O12]" office:value-type="currency" office:currency="USD" office:value="0.9" calcext:value-type="currency">
            <text:p>$0.90</text:p>
          </table:table-cell>
          <table:table-cell table:style-name="ce28" table:formula="of:=[.C12]*[.P12]" office:value-type="currency" office:currency="USD" office:value="0.027" calcext:value-type="currency">
            <text:p>$0.03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GRM155R61A474KE15D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13]*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3]=[.F$1];[.$C13];0)" office:value-type="float" office:value="4" calcext:value-type="float">
            <text:p>4</text:p>
          </table:table-cell>
          <table:table-cell table:style-name="ce11" table:formula="of:=[.$D13]*[.$F13]" office:value-type="float" office:value="8" calcext:value-type="float">
            <text:p>8</text:p>
          </table:table-cell>
          <table:table-cell table:style-name="ce11" table:formula="of:=IF([.$E13]=[.H$1];[.$C13];0)" office:value-type="float" office:value="0" calcext:value-type="float">
            <text:p>0</text:p>
          </table:table-cell>
          <table:table-cell table:style-name="ce11" table:formula="of:=[.$D13]*[.$H13]" office:value-type="float" office:value="0" calcext:value-type="float">
            <text:p>0</text:p>
          </table:table-cell>
          <table:table-cell table:style-name="ce11" table:formula="of:=IF([.$E13]=[.J$1];[.$C13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2" office:value-type="string" calcext:value-type="string">
            <text:p>c7</text:p>
          </table:table-cell>
          <table:table-cell table:style-name="ce23" office:value-type="string" calcext:value-type="string">
            <text:p>Murata GRM155R61A474KE15D 470nF 0402 10Volt ceramic cap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2234" calcext:value-type="currency">
            <text:p>$0.02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13]*[.O13]" office:value-type="currency" office:currency="USD" office:value="0.4" calcext:value-type="currency">
            <text:p>$0.40</text:p>
          </table:table-cell>
          <table:table-cell table:style-name="ce28" table:formula="of:=[.C13]*[.P13]" office:value-type="currency" office:currency="USD" office:value="0.08936" calcext:value-type="currency">
            <text:p>$0.09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C0603C104M5RACTU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14] * 3 + 9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4]=[.F$1];[.$C14];0)" office:value-type="float" office:value="21" calcext:value-type="float">
            <text:p>21</text:p>
          </table:table-cell>
          <table:table-cell table:style-name="ce11" table:formula="of:=[.$D14]*[.$F14]" office:value-type="float" office:value="42" calcext:value-type="float">
            <text:p>42</text:p>
          </table:table-cell>
          <table:table-cell table:style-name="ce11" table:formula="of:=IF([.$E14]=[.H$1];[.$C14];0)" office:value-type="float" office:value="0" calcext:value-type="float">
            <text:p>0</text:p>
          </table:table-cell>
          <table:table-cell table:style-name="ce11" table:formula="of:=[.$D14]*[.$H14]" office:value-type="float" office:value="0" calcext:value-type="float">
            <text:p>0</text:p>
          </table:table-cell>
          <table:table-cell table:style-name="ce11" table:formula="of:=IF([.$E14]=[.J$1];[.$C14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, power.sch, microprocessor.sch, isolation.sch</text:p>
          </table:table-cell>
          <table:table-cell table:style-name="ce18" office:value-type="string" calcext:value-type="string">
            <text:p><text:span text:style-name="T1">c9,c11,c12</text:span>, <text:span text:style-name="T1">c101</text:span>:<text:span text:style-name="T1"> C1,C4,C5,C6,C7,C8</text:span>:C<text:span text:style-name="T1">14,C1</text:span>5</text:p>
          </table:table-cell>
          <table:table-cell table:style-name="ce23" office:value-type="string" calcext:value-type="string">
            <text:p>Kemet C0603C104M5RACTU 0603 .1uF ceramic 50 volt cap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66" calcext:value-type="currency">
            <text:p>$0.01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14]*[.O14]" office:value-type="currency" office:currency="USD" office:value="2.1" calcext:value-type="currency">
            <text:p>$2.10</text:p>
          </table:table-cell>
          <table:table-cell table:style-name="ce28" table:formula="of:=[.C14]*[.P14]" office:value-type="currency" office:currency="USD" office:value="0.1386" calcext:value-type="currency">
            <text:p>$0.14</text:p>
          </table:table-cell>
          <table:table-cell table:style-name="ce23" table:number-columns-repeated="1004"/>
        </table:table-row>
        <table:table-row table:style-name="ro4">
          <table:table-cell table:style-name="ce5" office:value-type="string" calcext:value-type="string">
            <text:p>UA78M33CDCYR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5]=[.F$1];[.$C15];0)" office:value-type="float" office:value="3" calcext:value-type="float">
            <text:p>3</text:p>
          </table:table-cell>
          <table:table-cell table:style-name="ce11" table:formula="of:=[.$D15]*[.$F15]" office:value-type="float" office:value="12" calcext:value-type="float">
            <text:p>12</text:p>
          </table:table-cell>
          <table:table-cell table:style-name="ce11" table:formula="of:=IF([.$E15]=[.H$1];[.$C15];0)" office:value-type="float" office:value="0" calcext:value-type="float">
            <text:p>0</text:p>
          </table:table-cell>
          <table:table-cell table:style-name="ce11" table:formula="of:=[.$D15]*[.$H15]" office:value-type="float" office:value="0" calcext:value-type="float">
            <text:p>0</text:p>
          </table:table-cell>
          <table:table-cell table:style-name="ce11" table:formula="of:=IF([.$E15]=[.J$1];[.$C15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U102</text:p>
          </table:table-cell>
          <table:table-cell table:style-name="ce23" office:value-type="string" calcext:value-type="string">
            <text:p>3.3 VOLT VOLT REGULATOR, SOT223 PACKAGE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6" calcext:value-type="currency">
            <text:p>$0.60</text:p>
          </table:table-cell>
          <table:table-cell table:style-name="ce28" office:value-type="currency" office:currency="USD" office:value="0.263" calcext:value-type="currency">
            <text:p>$0.26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15]*[.O15]" office:value-type="currency" office:currency="USD" office:value="1.8" calcext:value-type="currency">
            <text:p>$1.80</text:p>
          </table:table-cell>
          <table:table-cell table:style-name="ce28" table:formula="of:=[.C15]*[.P15]" office:value-type="currency" office:currency="USD" office:value="0.789" calcext:value-type="currency">
            <text:p>$0.79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CL05F334ZP5NNNC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6]=[.F$1];[.$C16];0)" office:value-type="float" office:value="1" calcext:value-type="float">
            <text:p>1</text:p>
          </table:table-cell>
          <table:table-cell table:style-name="ce11" table:formula="of:=[.$D16]*[.$F16]" office:value-type="float" office:value="2" calcext:value-type="float">
            <text:p>2</text:p>
          </table:table-cell>
          <table:table-cell table:style-name="ce11" table:formula="of:=IF([.$E16]=[.H$1];[.$C16];0)" office:value-type="float" office:value="0" calcext:value-type="float">
            <text:p>0</text:p>
          </table:table-cell>
          <table:table-cell table:style-name="ce11" table:formula="of:=[.$D16]*[.$H16]" office:value-type="float" office:value="0" calcext:value-type="float">
            <text:p>0</text:p>
          </table:table-cell>
          <table:table-cell table:style-name="ce11" table:formula="of:=IF([.$E16]=[.J$1];[.$C16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8" office:value-type="string" calcext:value-type="string">
            <text:p>C100</text:p>
          </table:table-cell>
          <table:table-cell table:style-name="ce23" office:value-type="string" calcext:value-type="string">
            <text:p>Samsung CL05F334ZP5NNNC .33uF, 10Volt, 0402, ceramic cap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2182" calcext:value-type="currency">
            <text:p>$0.02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16]*[.O16]" office:value-type="currency" office:currency="USD" office:value="0.1" calcext:value-type="currency">
            <text:p>$0.10</text:p>
          </table:table-cell>
          <table:table-cell table:style-name="ce28" table:formula="of:=[.C16]*[.P16]" office:value-type="currency" office:currency="USD" office:value="0.02182" calcext:value-type="currency">
            <text:p>$0.02</text:p>
          </table:table-cell>
          <table:table-cell table:style-name="ce23" table:number-columns-repeated="1004"/>
        </table:table-row>
        <table:table-row table:style-name="ro5">
          <table:table-cell table:style-name="ce3" office:value-type="string" calcext:value-type="string">
            <text:p>CB3-3I-16M0000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7]=[.F$1];[.$C17];0)" office:value-type="float" office:value="1" calcext:value-type="float">
            <text:p>1</text:p>
          </table:table-cell>
          <table:table-cell table:style-name="ce11" table:formula="of:=[.$D17]*[.$F17]" office:value-type="float" office:value="4" calcext:value-type="float">
            <text:p>4</text:p>
          </table:table-cell>
          <table:table-cell table:style-name="ce11" table:formula="of:=IF([.$E17]=[.H$1];[.$C17];0)" office:value-type="float" office:value="0" calcext:value-type="float">
            <text:p>0</text:p>
          </table:table-cell>
          <table:table-cell table:style-name="ce11" table:formula="of:=[.$D17]*[.$H17]" office:value-type="float" office:value="0" calcext:value-type="float">
            <text:p>0</text:p>
          </table:table-cell>
          <table:table-cell table:style-name="ce11" table:formula="of:=IF([.$E17]=[.J$1];[.$C17];0)" office:value-type="float" office:value="0" calcext:value-type="float">
            <text:p>0</text:p>
          </table:table-cell>
          <table:table-cell table:style-name="ce12" office:value-type="string" calcext:value-type="string">
            <text:p>isolation.sch</text:p>
          </table:table-cell>
          <table:table-cell table:style-name="ce18" office:value-type="string" calcext:value-type="string">
            <text:p>OSC1</text:p>
          </table:table-cell>
          <table:table-cell table:style-name="ce23" office:value-type="string" calcext:value-type="string">
            <text:p>Crystal Technologies CB3LV-3I-16M0000 16MHz, HCMOS TTL ,surface mount crystal clock oscillato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1.35" calcext:value-type="currency">
            <text:p>$1.35</text:p>
          </table:table-cell>
          <table:table-cell table:style-name="ce28" office:value-type="currency" office:currency="USD" office:value="1.0792" calcext:value-type="currency">
            <text:p>$1.08</text:p>
          </table:table-cell>
          <table:table-cell table:style-name="ce12" office:value-type="float" office:value="100" calcext:value-type="float">
            <text:p>100</text:p>
          </table:table-cell>
          <table:table-cell table:style-name="ce23"/>
          <table:table-cell table:style-name="ce28" table:formula="of:=[.C17]*[.O17]" office:value-type="currency" office:currency="USD" office:value="1.35" calcext:value-type="currency">
            <text:p>$1.35</text:p>
          </table:table-cell>
          <table:table-cell table:style-name="ce28" table:formula="of:=[.C17]*[.P17]" office:value-type="currency" office:currency="USD" office:value="1.0792" calcext:value-type="currency">
            <text:p>$1.08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RC0402JR-0710KL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8]=[.F$1];[.$C18];0)" office:value-type="float" office:value="21" calcext:value-type="float">
            <text:p>21</text:p>
          </table:table-cell>
          <table:table-cell table:style-name="ce11" table:formula="of:=[.$D18]*[.$F18]" office:value-type="float" office:value="42" calcext:value-type="float">
            <text:p>42</text:p>
          </table:table-cell>
          <table:table-cell table:style-name="ce11" table:formula="of:=IF([.$E18]=[.H$1];[.$C18];0)" office:value-type="float" office:value="0" calcext:value-type="float">
            <text:p>0</text:p>
          </table:table-cell>
          <table:table-cell table:style-name="ce11" table:formula="of:=[.$D18]*[.$H18]" office:value-type="float" office:value="0" calcext:value-type="float">
            <text:p>0</text:p>
          </table:table-cell>
          <table:table-cell table:style-name="ce11" table:formula="of:=IF([.$E18]=[.J$1];[.$C18];0)" office:value-type="float" office:value="0" calcext:value-type="float">
            <text:p>0</text:p>
          </table:table-cell>
          <table:table-cell table:style-name="ce12" office:value-type="string" calcext:value-type="string">
            <text:p>isolation.sch</text:p>
          </table:table-cell>
          <table:table-cell table:style-name="ce18" office:value-type="string" calcext:value-type="string">
            <text:p>ISO/R17-R33,R38-R41</text:p>
          </table:table-cell>
          <table:table-cell table:style-name="ce23" office:value-type="string" calcext:value-type="string">
            <text:p>RES SMD 10K OHM 5% 1/16W 0402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36" calcext:value-type="currency">
            <text:p>$0.00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18]*[.O18]" office:value-type="currency" office:currency="USD" office:value="2.1" calcext:value-type="currency">
            <text:p>$2.10</text:p>
          </table:table-cell>
          <table:table-cell table:style-name="ce28" table:formula="of:=[.C18]*[.P18]" office:value-type="currency" office:currency="USD" office:value="0.0756" calcext:value-type="currency">
            <text:p>$0.08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RC0402JR-071KL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19]=[.F$1];[.$C19];0)" office:value-type="float" office:value="20" calcext:value-type="float">
            <text:p>20</text:p>
          </table:table-cell>
          <table:table-cell table:style-name="ce11" table:formula="of:=[.$D19]*[.$F19]" office:value-type="float" office:value="40" calcext:value-type="float">
            <text:p>40</text:p>
          </table:table-cell>
          <table:table-cell table:style-name="ce11" table:formula="of:=IF([.$E19]=[.H$1];[.$C19];0)" office:value-type="float" office:value="0" calcext:value-type="float">
            <text:p>0</text:p>
          </table:table-cell>
          <table:table-cell table:style-name="ce11" table:formula="of:=[.$D19]*[.$H19]" office:value-type="float" office:value="0" calcext:value-type="float">
            <text:p>0</text:p>
          </table:table-cell>
          <table:table-cell table:style-name="ce11" table:formula="of:=IF([.$E19]=[.J$1];[.$C19];0)" office:value-type="float" office:value="0" calcext:value-type="float">
            <text:p>0</text:p>
          </table:table-cell>
          <table:table-cell table:style-name="ce12" office:value-type="string" calcext:value-type="string">
            <text:p>isolation.sch</text:p>
          </table:table-cell>
          <table:table-cell table:style-name="ce18" office:value-type="string" calcext:value-type="string">
            <text:p>ISO/R1-R16,R34-R37</text:p>
          </table:table-cell>
          <table:table-cell table:style-name="ce23" office:value-type="string" calcext:value-type="string">
            <text:p>RES SMD 1K OHM 5% 1/16W 0402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213" calcext:value-type="currency">
            <text:p>$0.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19]*[.O19]" office:value-type="currency" office:currency="USD" office:value="2" calcext:value-type="currency">
            <text:p>$2.00</text:p>
          </table:table-cell>
          <table:table-cell table:style-name="ce28" table:formula="of:=[.C19]*[.P19]" office:value-type="currency" office:currency="USD" office:value="0.0426" calcext:value-type="currency">
            <text:p>$0.04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ABLS-16.000MHZ-B4-T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20]=[.F$1];[.$C20];0)" office:value-type="float" office:value="1" calcext:value-type="float">
            <text:p>1</text:p>
          </table:table-cell>
          <table:table-cell table:style-name="ce11" table:formula="of:=[.$D20]*[.$F20]" office:value-type="float" office:value="2" calcext:value-type="float">
            <text:p>2</text:p>
          </table:table-cell>
          <table:table-cell table:style-name="ce11" table:formula="of:=IF([.$E20]=[.H$1];[.$C20];0)" office:value-type="float" office:value="0" calcext:value-type="float">
            <text:p>0</text:p>
          </table:table-cell>
          <table:table-cell table:style-name="ce11" table:formula="of:=[.$D20]*[.$H20]" office:value-type="float" office:value="0" calcext:value-type="float">
            <text:p>0</text:p>
          </table:table-cell>
          <table:table-cell table:style-name="ce11" table:formula="of:=IF([.$E20]=[.J$1];[.$C20];0)" office:value-type="float" office:value="0" calcext:value-type="float">
            <text:p>0</text:p>
          </table:table-cell>
          <table:table-cell table:style-name="ce12" office:value-type="string" calcext:value-type="string">
            <text:p>microprocessor.sch</text:p>
          </table:table-cell>
          <table:table-cell table:style-name="ce18" office:value-type="string" calcext:value-type="string">
            <text:p>X1</text:p>
          </table:table-cell>
          <table:table-cell table:style-name="ce23" office:value-type="string" calcext:value-type="string">
            <text:p>Crystal 16.0000MHz 30ppm 18pF 40 Ohm -20°C - 70°C Surface Mount HC49/US 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35" calcext:value-type="currency">
            <text:p>$0.35</text:p>
          </table:table-cell>
          <table:table-cell table:style-name="ce28" office:value-type="currency" office:currency="USD" office:value="0.231" calcext:value-type="currency">
            <text:p>$0.23</text:p>
          </table:table-cell>
          <table:table-cell table:style-name="ce12" office:value-type="float" office:value="100" calcext:value-type="float">
            <text:p>100</text:p>
          </table:table-cell>
          <table:table-cell table:style-name="ce23"/>
          <table:table-cell table:style-name="ce28" table:formula="of:=[.C20]*[.O20]" office:value-type="currency" office:currency="USD" office:value="0.35" calcext:value-type="currency">
            <text:p>$0.35</text:p>
          </table:table-cell>
          <table:table-cell table:style-name="ce28" table:formula="of:=[.C20]*[.P20]" office:value-type="currency" office:currency="USD" office:value="0.231" calcext:value-type="currency">
            <text:p>$0.23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C0402C220J4GACTU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number-columns-repeated="5"/>
          <table:table-cell table:style-name="ce12" office:value-type="string" calcext:value-type="string">
            <text:p>microprocessor.sch</text:p>
          </table:table-cell>
          <table:table-cell table:style-name="ce18" office:value-type="string" calcext:value-type="string">
            <text:p>C2,C3</text:p>
          </table:table-cell>
          <table:table-cell table:style-name="ce23" office:value-type="string" calcext:value-type="string">
            <text:p><text:s/>CAP CER 22PF 16V 5% NP0 0402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1" calcext:value-type="currency">
            <text:p>$0.10</text:p>
          </table:table-cell>
          <table:table-cell table:style-name="ce28" office:value-type="currency" office:currency="USD" office:value="0.0049" calcext:value-type="currency">
            <text:p>$0.00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21]*[.O21]" office:value-type="currency" office:currency="USD" office:value="0.2" calcext:value-type="currency">
            <text:p>$0.20</text:p>
          </table:table-cell>
          <table:table-cell table:style-name="ce28" table:formula="of:=[.C21]*[.P21]" office:value-type="currency" office:currency="USD" office:value="0.0098" calcext:value-type="currency">
            <text:p>$0.01</text:p>
          </table:table-cell>
          <table:table-cell table:style-name="ce23" table:number-columns-repeated="1004"/>
        </table:table-row>
        <table:table-row table:style-name="ro3">
          <table:table-cell table:style-name="ce4" office:value-type="string" calcext:value-type="string">
            <text:p>M20-9950345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22]=[.F$1];[.$C22];0)" office:value-type="float" office:value="0" calcext:value-type="float">
            <text:p>0</text:p>
          </table:table-cell>
          <table:table-cell table:style-name="ce11" table:formula="of:=[.$D22]*[.$F22]" office:value-type="float" office:value="0" calcext:value-type="float">
            <text:p>0</text:p>
          </table:table-cell>
          <table:table-cell table:style-name="ce11" table:formula="of:=IF([.$E22]=[.H$1];[.$C22];0)" office:value-type="float" office:value="1" calcext:value-type="float">
            <text:p>1</text:p>
          </table:table-cell>
          <table:table-cell table:style-name="ce11" table:formula="of:=[.$D22]*[.$H22]" office:value-type="float" office:value="6" calcext:value-type="float">
            <text:p>6</text:p>
          </table:table-cell>
          <table:table-cell table:style-name="ce11" table:formula="of:=IF([.$E22]=[.J$1];[.$C22];0)" office:value-type="float" office:value="0" calcext:value-type="float">
            <text:p>0</text:p>
          </table:table-cell>
          <table:table-cell table:style-name="ce12" office:value-type="string" calcext:value-type="string">
            <text:p>microprocessor.sch</text:p>
          </table:table-cell>
          <table:table-cell table:style-name="ce18" office:value-type="string" calcext:value-type="string">
            <text:p>ISP</text:p>
          </table:table-cell>
          <table:table-cell table:style-name="ce23" office:value-type="string" calcext:value-type="string">
            <text:p>Harwin M20-9950345, 2-row, 6-pin, right angle, .1" pitch, male connecto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27" calcext:value-type="currency">
            <text:p>$0.27</text:p>
          </table:table-cell>
          <table:table-cell table:style-name="ce28" office:value-type="currency" office:currency="USD" office:value="0.1606" calcext:value-type="currency">
            <text:p>$0.16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22]*[.O22]" office:value-type="currency" office:currency="USD" office:value="0.27" calcext:value-type="currency">
            <text:p>$0.27</text:p>
          </table:table-cell>
          <table:table-cell table:style-name="ce28" table:formula="of:=[.C22]*[.P22]" office:value-type="currency" office:currency="USD" office:value="0.1606" calcext:value-type="currency">
            <text:p>$0.16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39-30-0040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23]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23]=[.F$1];[.$C23];0)" office:value-type="float" office:value="0" calcext:value-type="float">
            <text:p>0</text:p>
          </table:table-cell>
          <table:table-cell table:style-name="ce11" table:formula="of:=[.$D23]*[.$F23]" office:value-type="float" office:value="0" calcext:value-type="float">
            <text:p>0</text:p>
          </table:table-cell>
          <table:table-cell table:style-name="ce11" table:formula="of:=IF([.$E23]=[.H$1];[.$C23];0)" office:value-type="float" office:value="4" calcext:value-type="float">
            <text:p>4</text:p>
          </table:table-cell>
          <table:table-cell table:style-name="ce11" table:formula="of:=[.$D23]*[.$H23]" office:value-type="float" office:value="16" calcext:value-type="float">
            <text:p>16</text:p>
          </table:table-cell>
          <table:table-cell table:style-name="ce11" table:formula="of:=IF([.$E23]=[.J$1];[.$C23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8" office:value-type="string" calcext:value-type="string">
            <text:p>J1</text:p>
          </table:table-cell>
          <table:table-cell table:style-name="ce23" office:value-type="string" calcext:value-type="string">
            <text:p>Molex 4-pin, 4.2mm right angle heade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97" calcext:value-type="currency">
            <text:p>$0.97</text:p>
          </table:table-cell>
          <table:table-cell table:style-name="ce28" office:value-type="currency" office:currency="USD" office:value="0.59922" calcext:value-type="currency">
            <text:p>$0.60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23]*[.O23]" office:value-type="currency" office:currency="USD" office:value="3.88" calcext:value-type="currency">
            <text:p>$3.88</text:p>
          </table:table-cell>
          <table:table-cell table:style-name="ce28" table:formula="of:=[.C23]*[.P23]" office:value-type="currency" office:currency="USD" office:value="2.39688" calcext:value-type="currency">
            <text:p>$2.40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TMC2660-PA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24]" office:value-type="float" office:value="4" calcext:value-type="float">
            <text:p>4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24]=[.F$1];[.$C24];0)" office:value-type="float" office:value="4" calcext:value-type="float">
            <text:p>4</text:p>
          </table:table-cell>
          <table:table-cell table:style-name="ce11" table:formula="of:=[.$D24]*[.$F24]" office:value-type="float" office:value="176" calcext:value-type="float">
            <text:p>176</text:p>
          </table:table-cell>
          <table:table-cell table:style-name="ce11" table:formula="of:=IF([.$E24]=[.H$1];[.$C24];0)" office:value-type="float" office:value="0" calcext:value-type="float">
            <text:p>0</text:p>
          </table:table-cell>
          <table:table-cell table:style-name="ce11" table:formula="of:=[.$D24]*[.$H24]" office:value-type="float" office:value="0" calcext:value-type="float">
            <text:p>0</text:p>
          </table:table-cell>
          <table:table-cell table:style-name="ce11" table:formula="of:=IF([.$E24]=[.J$1];[.$C24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2" office:value-type="string" calcext:value-type="string">
            <text:p>U3</text:p>
          </table:table-cell>
          <table:table-cell table:style-name="ce23" office:value-type="string" calcext:value-type="string">
            <text:p>Trinamic IC MOTOR DRIVER PAR/SPI 44QFP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7.08" calcext:value-type="currency">
            <text:p>$7.08</text:p>
          </table:table-cell>
          <table:table-cell table:style-name="ce28" office:value-type="currency" office:currency="USD" office:value="4.0548" calcext:value-type="currency">
            <text:p>$4.05</text:p>
          </table:table-cell>
          <table:table-cell table:style-name="ce12" office:value-type="float" office:value="750" calcext:value-type="float">
            <text:p>750</text:p>
          </table:table-cell>
          <table:table-cell table:style-name="ce23"/>
          <table:table-cell table:style-name="ce28" table:formula="of:=[.C24]*[.O24]" office:value-type="currency" office:currency="USD" office:value="28.32" calcext:value-type="currency">
            <text:p>$28.32</text:p>
          </table:table-cell>
          <table:table-cell table:style-name="ce28" table:formula="of:=[.C24]*[.P24]" office:value-type="currency" office:currency="USD" office:value="16.2192" calcext:value-type="currency">
            <text:p>$16.22</text:p>
          </table:table-cell>
          <table:table-cell table:style-name="ce23" table:number-columns-repeated="1004"/>
        </table:table-row>
        <table:table-row table:style-name="ro6">
          <table:table-cell table:style-name="ce6" office:value-type="string" calcext:value-type="string">
            <text:p>SFH11-PBPC-D20-ST-BK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TH</text:p>
          </table:table-cell>
          <table:table-cell table:style-name="ce16" table:formula="of:=IF([.$E25]=[.F$1];[.$C25];0)" office:value-type="float" office:value="0" calcext:value-type="float">
            <text:p>0</text:p>
          </table:table-cell>
          <table:table-cell table:style-name="ce16" table:formula="of:=[.$D25]*[.$F25]" office:value-type="float" office:value="0" calcext:value-type="float">
            <text:p>0</text:p>
          </table:table-cell>
          <table:table-cell table:style-name="ce16" table:formula="of:=IF([.$E25]=[.H$1];[.$C25];0)" office:value-type="float" office:value="1" calcext:value-type="float">
            <text:p>1</text:p>
          </table:table-cell>
          <table:table-cell table:style-name="ce16" table:formula="of:=[.$D25]*[.$H25]" office:value-type="float" office:value="40" calcext:value-type="float">
            <text:p>40</text:p>
          </table:table-cell>
          <table:table-cell table:style-name="ce16" table:formula="of:=IF([.$E25]=[.J$1];[.$C25];0)" office:value-type="float" office:value="0" calcext:value-type="float">
            <text:p>0</text:p>
          </table:table-cell>
          <table:table-cell table:style-name="ce13" office:value-type="string" calcext:value-type="string">
            <text:p>NA</text:p>
          </table:table-cell>
          <table:table-cell table:style-name="ce19" office:value-type="string" calcext:value-type="string">
            <text:p>J1</text:p>
          </table:table-cell>
          <table:table-cell table:style-name="ce24" office:value-type="string" calcext:value-type="string">
            <text:p>Sullins Connector Header 40 Position 0.100" (2.54mm) Gold Through Hole, This is the extension between the control board and the raspberry pi. <text:s/>It is the same connector that is used on the main board.</text:p>
          </table:table-cell>
          <table:table-cell table:style-name="ce24" office:value-type="string" calcext:value-type="string">
            <text:p>digikey.com</text:p>
          </table:table-cell>
          <table:table-cell table:style-name="ce29" office:value-type="currency" office:currency="USD" office:value="2.31" calcext:value-type="currency">
            <text:p>$2.31</text:p>
          </table:table-cell>
          <table:table-cell table:style-name="ce29" office:value-type="currency" office:currency="USD" office:value="1.323" calcext:value-type="currency">
            <text:p>$1.32</text:p>
          </table:table-cell>
          <table:table-cell table:style-name="ce13" office:value-type="float" office:value="250" calcext:value-type="float">
            <text:p>250</text:p>
          </table:table-cell>
          <table:table-cell table:style-name="ce24"/>
          <table:table-cell table:style-name="ce29" table:formula="of:=[.C25]*[.O25]" office:value-type="currency" office:currency="USD" office:value="2.31" calcext:value-type="currency">
            <text:p>$2.31</text:p>
          </table:table-cell>
          <table:table-cell table:style-name="ce29" table:formula="of:=[.C25]*[.P25]" office:value-type="currency" office:currency="USD" office:value="1.323" calcext:value-type="currency">
            <text:p>$1.32</text:p>
          </table:table-cell>
          <table:table-cell table:style-name="ce24" table:number-columns-repeated="1004"/>
        </table:table-row>
        <table:table-row table:style-name="ro3">
          <table:table-cell office:value-type="float" office:value="9204" calcext:value-type="float">
            <text:p>9204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7" table:formula="of:=IF([.$E26]=[.F$1];[.$C26];0)" office:value-type="float" office:value="0" calcext:value-type="float">
            <text:p>0</text:p>
          </table:table-cell>
          <table:table-cell table:style-name="ce17" table:formula="of:=[.$D26]*[.$F26]" office:value-type="float" office:value="0" calcext:value-type="float">
            <text:p>0</text:p>
          </table:table-cell>
          <table:table-cell table:style-name="ce17" table:formula="of:=IF([.$E26]=[.H$1];[.$C26];0)" office:value-type="float" office:value="0" calcext:value-type="float">
            <text:p>0</text:p>
          </table:table-cell>
          <table:table-cell table:style-name="ce17" table:formula="of:=[.$D26]*[.$H26]" office:value-type="float" office:value="0" calcext:value-type="float">
            <text:p>0</text:p>
          </table:table-cell>
          <table:table-cell table:style-name="ce17" table:formula="of:=IF([.$E26]=[.J$1];[.$C26];0)"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office:value-type="string" calcext:value-type="string">
            <text:p>1” M2-56 machine screw for mounting raspberry pi to main board and main board to chassis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0" table:formula="of:=[.C26]*[.O26]" office:value-type="currency" office:currency="USD" office:value="0.48" calcext:value-type="currency">
            <text:p>$0.48</text:p>
          </table:table-cell>
          <table:table-cell table:style-name="ce30" table:formula="of:=[.C26]*[.P26]" office:value-type="currency" office:currency="USD" office:value="0.2472" calcext:value-type="currency">
            <text:p>$0.25</text:p>
          </table:table-cell>
          <table:table-cell table:number-columns-repeated="1004"/>
        </table:table-row>
        <table:table-row table:style-name="ro3">
          <table:table-cell office:value-type="float" office:value="9194" calcext:value-type="float">
            <text:p>9194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7" table:formula="of:=IF([.$E27]=[.F$1];[.$C27];0)" office:value-type="float" office:value="0" calcext:value-type="float">
            <text:p>0</text:p>
          </table:table-cell>
          <table:table-cell table:style-name="ce17" table:formula="of:=[.$D27]*[.$F27]" office:value-type="float" office:value="0" calcext:value-type="float">
            <text:p>0</text:p>
          </table:table-cell>
          <table:table-cell table:style-name="ce17" table:formula="of:=IF([.$E27]=[.H$1];[.$C27];0)" office:value-type="float" office:value="0" calcext:value-type="float">
            <text:p>0</text:p>
          </table:table-cell>
          <table:table-cell table:style-name="ce17" table:formula="of:=[.$D27]*[.$H27]" office:value-type="float" office:value="0" calcext:value-type="float">
            <text:p>0</text:p>
          </table:table-cell>
          <table:table-cell table:style-name="ce17" table:formula="of:=IF([.$E27]=[.J$1];[.$C27];0)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office:value-type="string" calcext:value-type="string">
            <text:p>M2-56 Machine screw nut for mounting raspberry pi to main board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85" calcext:value-type="currency">
            <text:p>$0.0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0" table:formula="of:=[.C27]*[.O27]" office:value-type="currency" office:currency="USD" office:value="0.1" calcext:value-type="currency">
            <text:p>$0.10</text:p>
          </table:table-cell>
          <table:table-cell table:style-name="ce30" table:formula="of:=[.C27]*[.P27]" office:value-type="currency" office:currency="USD" office:value="0.17" calcext:value-type="currency">
            <text:p>$0.17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9913-20mm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7" table:formula="of:=IF([.$E28]=[.F$1];[.$C28];0)" office:value-type="float" office:value="0" calcext:value-type="float">
            <text:p>0</text:p>
          </table:table-cell>
          <table:table-cell table:style-name="ce17" table:formula="of:=[.$D28]*[.$F28]" office:value-type="float" office:value="0" calcext:value-type="float">
            <text:p>0</text:p>
          </table:table-cell>
          <table:table-cell table:style-name="ce17" table:formula="of:=IF([.$E28]=[.H$1];[.$C28];0)" office:value-type="float" office:value="0" calcext:value-type="float">
            <text:p>0</text:p>
          </table:table-cell>
          <table:table-cell table:style-name="ce17" table:formula="of:=[.$D28]*[.$H28]" office:value-type="float" office:value="0" calcext:value-type="float">
            <text:p>0</text:p>
          </table:table-cell>
          <table:table-cell table:style-name="ce17" table:formula="of:=IF([.$E28]=[.J$1];[.$C28];0)"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office:value-type="string" calcext:value-type="string">
            <text:p>Bivar 20mm nylon spacer for seperating raspberry pi from main board and for separating main board from bottom of case. <text:s/>In case this part is hard to get, the 9905-20mm can work but is not quite as good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22" calcext:value-type="currency">
            <text:p>$0.0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0" table:formula="of:=[.C28]*[.O28]" office:value-type="currency" office:currency="USD" office:value="0.66" calcext:value-type="currency">
            <text:p>$0.66</text:p>
          </table:table-cell>
          <table:table-cell table:style-name="ce30" table:formula="of:=[.C28]*[.P28]" office:value-type="currency" office:currency="USD" office:value="0.132" calcext:value-type="currency">
            <text:p>$0.1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SFH11-PBPC-D20-ST-BK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29]=[.F$1];[.$C29];0)" office:value-type="float" office:value="0" calcext:value-type="float">
            <text:p>0</text:p>
          </table:table-cell>
          <table:table-cell table:style-name="ce11" table:formula="of:=[.$D29]*[.$F29]" office:value-type="float" office:value="0" calcext:value-type="float">
            <text:p>0</text:p>
          </table:table-cell>
          <table:table-cell table:style-name="ce11" table:formula="of:=IF([.$E29]=[.H$1];[.$C29];0)" office:value-type="float" office:value="1" calcext:value-type="float">
            <text:p>1</text:p>
          </table:table-cell>
          <table:table-cell table:style-name="ce11" table:formula="of:=[.$D29]*[.$H29]" office:value-type="float" office:value="40" calcext:value-type="float">
            <text:p>40</text:p>
          </table:table-cell>
          <table:table-cell table:style-name="ce11" table:formula="of:=IF([.$E29]=[.J$1];[.$C29];0)" office:value-type="float" office:value="0" calcext:value-type="float">
            <text:p>0</text:p>
          </table:table-cell>
          <table:table-cell table:style-name="ce12" office:value-type="string" calcext:value-type="string">
            <text:p>raspberry_pi.sch</text:p>
          </table:table-cell>
          <table:table-cell table:style-name="ce18" office:value-type="string" calcext:value-type="string">
            <text:p>J1</text:p>
          </table:table-cell>
          <table:table-cell table:style-name="ce23" office:value-type="string" calcext:value-type="string">
            <text:p>Sullins Connector Header 40 Position 0.100" (2.54mm) Gold Through Hole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2.31" calcext:value-type="currency">
            <text:p>$2.31</text:p>
          </table:table-cell>
          <table:table-cell table:style-name="ce28" office:value-type="currency" office:currency="USD" office:value="1.323" calcext:value-type="currency">
            <text:p>$1.32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29]*[.O29]" office:value-type="currency" office:currency="USD" office:value="2.31" calcext:value-type="currency">
            <text:p>$2.31</text:p>
          </table:table-cell>
          <table:table-cell table:style-name="ce28" table:formula="of:=[.C29]*[.P29]" office:value-type="currency" office:currency="USD" office:value="1.323" calcext:value-type="currency">
            <text:p>$1.32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SFH11-PBPC-D13-ST-BK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30]=[.F$1];[.$C30];0)" office:value-type="float" office:value="0" calcext:value-type="float">
            <text:p>0</text:p>
          </table:table-cell>
          <table:table-cell table:style-name="ce11" table:formula="of:=[.$D30]*[.$F30]" office:value-type="float" office:value="0" calcext:value-type="float">
            <text:p>0</text:p>
          </table:table-cell>
          <table:table-cell table:style-name="ce11" table:formula="of:=IF([.$E30]=[.H$1];[.$C30];0)" office:value-type="float" office:value="1" calcext:value-type="float">
            <text:p>1</text:p>
          </table:table-cell>
          <table:table-cell table:style-name="ce11" table:formula="of:=[.$D30]*[.$H30]" office:value-type="float" office:value="26" calcext:value-type="float">
            <text:p>26</text:p>
          </table:table-cell>
          <table:table-cell table:style-name="ce11" table:formula="of:=IF([.$E30]=[.J$1];[.$C30];0)" office:value-type="float" office:value="0" calcext:value-type="float">
            <text:p>0</text:p>
          </table:table-cell>
          <table:table-cell table:style-name="ce12" office:value-type="string" calcext:value-type="string">
            <text:p>raspberry_pi.sch</text:p>
          </table:table-cell>
          <table:table-cell table:style-name="ce18" office:value-type="string" calcext:value-type="string">
            <text:p>J2</text:p>
          </table:table-cell>
          <table:table-cell table:style-name="ce23" office:value-type="string" calcext:value-type="string">
            <text:p>Sullins Connector Header 26 Position 0.100" (2.54mm) Gold Through Hole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1.66" calcext:value-type="currency">
            <text:p>$1.66</text:p>
          </table:table-cell>
          <table:table-cell table:style-name="ce28" office:value-type="currency" office:currency="USD" office:value="0.94952" calcext:value-type="currency">
            <text:p>$0.95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30]*[.O30]" office:value-type="currency" office:currency="USD" office:value="1.66" calcext:value-type="currency">
            <text:p>$1.66</text:p>
          </table:table-cell>
          <table:table-cell table:style-name="ce28" table:formula="of:=[.C30]*[.P30]" office:value-type="currency" office:currency="USD" office:value="0.94952" calcext:value-type="currency">
            <text:p>$0.95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UWT1V470MCL1GS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B31]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31]=[.F$1];[.$C31];0)" office:value-type="float" office:value="4" calcext:value-type="float">
            <text:p>4</text:p>
          </table:table-cell>
          <table:table-cell table:style-name="ce11" table:formula="of:=[.$D31]*[.$F31]" office:value-type="float" office:value="8" calcext:value-type="float">
            <text:p>8</text:p>
          </table:table-cell>
          <table:table-cell table:style-name="ce11" table:formula="of:=IF([.$E31]=[.H$1];[.$C31];0)" office:value-type="float" office:value="0" calcext:value-type="float">
            <text:p>0</text:p>
          </table:table-cell>
          <table:table-cell table:style-name="ce11" table:formula="of:=[.$D31]*[.$H31]" office:value-type="float" office:value="0" calcext:value-type="float">
            <text:p>0</text:p>
          </table:table-cell>
          <table:table-cell table:style-name="ce11" table:formula="of:=IF([.$E31]=[.J$1];[.$C31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8" office:value-type="string" calcext:value-type="string">
            <text:p>c17</text:p>
          </table:table-cell>
          <table:table-cell table:style-name="ce23" office:value-type="string" calcext:value-type="string">
            <text:p>Nichicon CAP ALUM 47UF 20% 35V SMD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0.33" calcext:value-type="currency">
            <text:p>$0.33</text:p>
          </table:table-cell>
          <table:table-cell table:style-name="ce28" office:value-type="currency" office:currency="USD" office:value="0.10456" calcext:value-type="currency">
            <text:p>$0.10</text:p>
          </table:table-cell>
          <table:table-cell table:style-name="ce12" office:value-type="float" office:value="500" calcext:value-type="float">
            <text:p>500</text:p>
          </table:table-cell>
          <table:table-cell table:style-name="ce23"/>
          <table:table-cell table:style-name="ce28" table:formula="of:=[.C31]*[.O31]" office:value-type="currency" office:currency="USD" office:value="1.32" calcext:value-type="currency">
            <text:p>$1.32</text:p>
          </table:table-cell>
          <table:table-cell table:style-name="ce28" table:formula="of:=[.C31]*[.P31]" office:value-type="currency" office:currency="USD" office:value="0.41824" calcext:value-type="currency">
            <text:p>$0.42</text:p>
          </table:table-cell>
          <table:table-cell table:style-name="ce23" table:number-columns-repeated="1004"/>
        </table:table-row>
        <table:table-row table:style-name="ro3">
          <table:table-cell table:style-name="ce3" office:value-type="string" calcext:value-type="string">
            <text:p>ICD26S13E4GX00LF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TH</text:p>
          </table:table-cell>
          <table:table-cell table:style-name="ce11" table:formula="of:=IF([.$E32]=[.F$1];[.$C32];0)" office:value-type="float" office:value="0" calcext:value-type="float">
            <text:p>0</text:p>
          </table:table-cell>
          <table:table-cell table:style-name="ce11" table:formula="of:=[.$D32]*[.$F32]" office:value-type="float" office:value="0" calcext:value-type="float">
            <text:p>0</text:p>
          </table:table-cell>
          <table:table-cell table:style-name="ce11" table:formula="of:=IF([.$E32]=[.H$1];[.$C32];0)" office:value-type="float" office:value="1" calcext:value-type="float">
            <text:p>1</text:p>
          </table:table-cell>
          <table:table-cell table:style-name="ce11" table:formula="of:=[.$D32]*[.$H32]" office:value-type="float" office:value="26" calcext:value-type="float">
            <text:p>26</text:p>
          </table:table-cell>
          <table:table-cell table:style-name="ce11" table:formula="of:=IF([.$E32]=[.J$1];[.$C32];0)" office:value-type="float" office:value="0" calcext:value-type="float">
            <text:p>0</text:p>
          </table:table-cell>
          <table:table-cell table:style-name="ce12" office:value-type="string" calcext:value-type="string">
            <text:p>raspberry_pi.sch</text:p>
          </table:table-cell>
          <table:table-cell table:style-name="ce18" office:value-type="string" calcext:value-type="string">
            <text:p>J3</text:p>
          </table:table-cell>
          <table:table-cell table:style-name="ce23" office:value-type="string" calcext:value-type="string">
            <text:p>D-Sub Connector Receptacle, Female Sockets 26 Position Through Hole, Right Angle Solder</text:p>
          </table:table-cell>
          <table:table-cell table:style-name="ce23" office:value-type="string" calcext:value-type="string">
            <text:p>digikey.com</text:p>
          </table:table-cell>
          <table:table-cell table:style-name="ce28" office:value-type="currency" office:currency="USD" office:value="2.37" calcext:value-type="currency">
            <text:p>$2.37</text:p>
          </table:table-cell>
          <table:table-cell table:style-name="ce28" office:value-type="currency" office:currency="USD" office:value="1.6662" calcext:value-type="currency">
            <text:p>$1.67</text:p>
          </table:table-cell>
          <table:table-cell table:style-name="ce12" office:value-type="float" office:value="250" calcext:value-type="float">
            <text:p>250</text:p>
          </table:table-cell>
          <table:table-cell table:style-name="ce23"/>
          <table:table-cell table:style-name="ce28" table:formula="of:=[.C32]*[.O32]" office:value-type="currency" office:currency="USD" office:value="2.37" calcext:value-type="currency">
            <text:p>$2.37</text:p>
          </table:table-cell>
          <table:table-cell table:style-name="ce28" table:formula="of:=[.C32]*[.P32]" office:value-type="currency" office:currency="USD" office:value="1.6662" calcext:value-type="currency">
            <text:p>$1.67</text:p>
          </table:table-cell>
          <table:table-cell table:style-name="ce23" table:number-columns-repeated="1004"/>
        </table:table-row>
        <table:table-row table:style-name="ro2">
          <table:table-cell table:style-name="ce3" office:value-type="string" calcext:value-type="string">
            <text:p>UMK107B7474KA-TR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[.$B33]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1" table:formula="of:=IF([.$E33]=[.F$1];[.$C33];0)" office:value-type="float" office:value="4" calcext:value-type="float">
            <text:p>4</text:p>
          </table:table-cell>
          <table:table-cell table:style-name="ce11" table:formula="of:=[.$D33]*[.$F33]" office:value-type="float" office:value="8" calcext:value-type="float">
            <text:p>8</text:p>
          </table:table-cell>
          <table:table-cell table:style-name="ce11" table:formula="of:=IF([.$E33]=[.H$1];[.$C33];0)" office:value-type="float" office:value="0" calcext:value-type="float">
            <text:p>0</text:p>
          </table:table-cell>
          <table:table-cell table:style-name="ce11" table:formula="of:=[.$D33]*[.$H33]" office:value-type="float" office:value="0" calcext:value-type="float">
            <text:p>0</text:p>
          </table:table-cell>
          <table:table-cell table:style-name="ce11" table:formula="of:=IF([.$E33]=[.J$1];[.$C33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8" office:value-type="string" calcext:value-type="string">
            <text:p>c18</text:p>
          </table:table-cell>
          <table:table-cell table:style-name="ce23" office:value-type="string" calcext:value-type="string">
            <text:p>Taiyo Yuden CAP CER 0.47UF 50V 10% X7R 0603</text:p>
          </table:table-cell>
          <table:table-cell table:style-name="ce23" office:value-type="string" calcext:value-type="string">
            <text:p>digikey.com</text:p>
          </table:table-cell>
          <table:table-cell table:style-name="ce31" office:value-type="currency" office:currency="USD" office:value="0.24" calcext:value-type="currency">
            <text:p>$0.24</text:p>
          </table:table-cell>
          <table:table-cell table:style-name="ce28" office:value-type="currency" office:currency="USD" office:value="0.024" calcext:value-type="currency">
            <text:p>$0.02</text:p>
          </table:table-cell>
          <table:table-cell table:style-name="ce12" office:value-type="float" office:value="1000" calcext:value-type="float">
            <text:p>1000</text:p>
          </table:table-cell>
          <table:table-cell table:style-name="ce23"/>
          <table:table-cell table:style-name="ce28" table:formula="of:=[.C33]*[.O33]" office:value-type="currency" office:currency="USD" office:value="0.96" calcext:value-type="currency">
            <text:p>$0.96</text:p>
          </table:table-cell>
          <table:table-cell table:style-name="ce28" table:formula="of:=[.C33]*[.P33]" office:value-type="currency" office:currency="USD" office:value="0.096" calcext:value-type="currency">
            <text:p>$0.10</text:p>
          </table:table-cell>
          <table:table-cell table:style-name="ce23" table:number-columns-repeated="1004"/>
        </table:table-row>
        <table:table-row table:style-name="ro7">
          <table:table-cell table:number-columns-repeated="11"/>
          <table:table-cell table:style-name="ce20"/>
          <table:table-cell table:number-columns-repeated="5"/>
          <table:table-cell table:style-name="ce32" office:value-type="string" calcext:value-type="string">
            <text:p>Total</text:p>
          </table:table-cell>
          <table:table-cell table:style-name="ce30" table:formula="of:=SUM([.S2:.S33])" office:value-type="currency" office:currency="USD" office:value="86.58" calcext:value-type="currency">
            <text:p>$86.58</text:p>
          </table:table-cell>
          <table:table-cell table:style-name="ce30" table:formula="of:=SUM([.T2:.T33])" office:value-type="currency" office:currency="USD" office:value="44.93178" calcext:value-type="currency">
            <text:p>$44.93</text:p>
          </table:table-cell>
          <table:table-cell table:number-columns-repeated="1004"/>
        </table:table-row>
        <table:table-row table:style-name="ro7">
          <table:table-cell table:number-columns-repeated="11"/>
          <table:table-cell table:style-name="ce20"/>
          <table:table-cell table:number-columns-repeated="6"/>
          <table:table-cell table:style-name="ce30" table:number-columns-repeated="2"/>
          <table:table-cell table:number-columns-repeated="1004"/>
        </table:table-row>
        <table:table-row table:style-name="ro7">
          <table:table-cell table:number-columns-repeated="4"/>
          <table:table-cell table:style-name="ce15" office:value-type="string" calcext:value-type="string">
            <text:p>Number of SMT Parts-&gt;</text:p>
          </table:table-cell>
          <table:table-cell table:formula="of:=SUM([.F2:.F33])" office:value-type="float" office:value="118" calcext:value-type="float">
            <text:p>118</text:p>
          </table:table-cell>
          <table:table-cell table:number-columns-repeated="5"/>
          <table:table-cell table:style-name="ce20"/>
          <table:table-cell table:number-columns-repeated="6"/>
          <table:table-cell table:style-name="ce30" table:number-columns-repeated="2"/>
          <table:table-cell table:number-columns-repeated="1004"/>
        </table:table-row>
        <table:table-row table:style-name="ro7">
          <table:table-cell table:number-columns-repeated="4"/>
          <table:table-cell table:style-name="ce15" office:value-type="string" calcext:value-type="string">
            <text:p>Number of TH Parts-&gt;</text:p>
          </table:table-cell>
          <table:table-cell table:formula="of:=SUM([.H2:.H33])" office:value-type="float" office:value="12" calcext:value-type="float">
            <text:p>12</text:p>
          </table:table-cell>
          <table:table-cell table:number-columns-repeated="12"/>
          <table:table-cell table:style-name="ce30" table:number-columns-repeated="2"/>
          <table:table-cell table:number-columns-repeated="1004"/>
        </table:table-row>
        <table:table-row table:style-name="ro7">
          <table:table-cell table:number-columns-repeated="4"/>
          <table:table-cell table:style-name="ce15" office:value-type="string" calcext:value-type="string">
            <text:p>Number of HW Parts-&gt;</text:p>
          </table:table-cell>
          <table:table-cell table:formula="of:=SUM([.J2:.J33])" office:value-type="float" office:value="14" calcext:value-type="float">
            <text:p>14</text:p>
          </table:table-cell>
          <table:table-cell table:number-columns-repeated="5"/>
          <table:table-cell table:style-name="ce12"/>
          <table:table-cell table:number-columns-repeated="1012"/>
        </table:table-row>
        <table:table-row table:style-name="ro7">
          <table:table-cell table:number-columns-repeated="4"/>
          <table:table-cell table:style-name="ce15" office:value-type="string" calcext:value-type="string">
            <text:p>Total number of SMT Pads-&gt;</text:p>
          </table:table-cell>
          <table:table-cell table:formula="of:=SUM([.G2:.G33])" office:value-type="float" office:value="558" calcext:value-type="float">
            <text:p>558</text:p>
          </table:table-cell>
          <table:table-cell table:number-columns-repeated="12"/>
          <table:table-cell table:style-name="ce30" table:number-columns-repeated="2"/>
          <table:table-cell table:number-columns-repeated="1004"/>
        </table:table-row>
        <table:table-row table:style-name="ro7">
          <table:table-cell table:number-columns-repeated="4"/>
          <table:table-cell table:style-name="ce15" office:value-type="string" calcext:value-type="string">
            <text:p>Total number of TH holes-&gt;</text:p>
          </table:table-cell>
          <table:table-cell table:formula="of:=SUM([.I2:.I33])" office:value-type="float" office:value="166" calcext:value-type="float">
            <text:p>166</text:p>
          </table:table-cell>
          <table:table-cell table:number-columns-repeated="1018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1:00:44.601857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9-10T11:25:54.606292074</dc:date>
    <dc:creator>Doug Coffland</dc:creator>
    <meta:editing-duration>P1DT13H5M</meta:editing-duration>
    <meta:editing-cycles>97</meta:editing-cycles>
    <meta:generator>LibreOffice/4.3.3.2$Linux_X86_64 LibreOffice_project/430m0$Build-2</meta:generator>
    <meta:document-statistic meta:table-count="1" meta:cell-count="637" meta:object-count="0"/>
  </office:meta>
</office:document-meta>
</file>